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15fcd" officeooo:paragraph-rsid="00015f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0000 razones</text:p>
      <text:p text:style-name="P1">Alex</text:p>
      <text:p text:style-name="P1"><text:s/></text:p>
      <text:p text:style-name="P1"><text:s/>Intro </text:p>
      <text:p text:style-name="P1">.A# F C Dm</text:p>
      <text:p text:style-name="P1">.A# F C</text:p>
      <text:p text:style-name="P1"/>
      <text:p text:style-name="P1"><text:s/>CORO:</text:p>
      <text:p text:style-name="P1">. <text:s text:c="3"/>A# <text:s text:c="8"/>F <text:s text:c="7"/>C <text:s text:c="8"/>Dm</text:p>
      <text:p text:style-name="P1"><text:s/>Que mi alma y corazon alaben al Señor</text:p>
      <text:p text:style-name="P1">.A# <text:s text:c="9"/>F <text:s text:c="3"/>C</text:p>
      <text:p text:style-name="P1"><text:s/>su nombre Santo es</text:p>
      <text:p text:style-name="P1">. <text:s text:c="3"/>A# <text:s text:c="6"/>Dm <text:s text:c="5"/>A# <text:s/>C <text:s/>Dm</text:p>
      <text:p text:style-name="P1"><text:s/>una nueva canción hay en mi ser</text:p>
      <text:p text:style-name="P1">. A# <text:s text:c="8"/>C <text:s text:c="2"/>F</text:p>
      <text:p text:style-name="P1"><text:s/>su nombre adoraré</text:p>
      <text:p text:style-name="P1"/>
      <text:p text:style-name="P1">. A# <text:s text:c="5"/>F <text:s text:c="10"/>C <text:s text:c="5"/>Dm</text:p>
      <text:p text:style-name="P1"><text:s/>Salió el sol es un nuevo día</text:p>
      <text:p text:style-name="P1">. A# <text:s text:c="7"/>F <text:s text:c="5"/>C <text:s text:c="3"/>Dm</text:p>
      <text:p text:style-name="P1"><text:s/>y cantaré a ti otra vez</text:p>
      <text:p text:style-name="P1">. <text:s text:c="4"/>A# <text:s text:c="11"/>F</text:p>
      <text:p text:style-name="P1"><text:s/>no importa lo que pase</text:p>
      <text:p text:style-name="P1">. <text:s text:c="6"/>C <text:s text:c="8"/>Dm</text:p>
      <text:p text:style-name="P1"><text:s/>en ti yo confiare</text:p>
      <text:p text:style-name="P1">. A# <text:s text:c="6"/>F <text:s text:c="10"/>C <text:s text:c="6"/>F</text:p>
      <text:p text:style-name="P1"><text:s/>y aun en la noche a ti cantare</text:p>
      <text:p text:style-name="P1"/>
      <text:p text:style-name="P1"><text:s/>CORO</text:p>
      <text:p text:style-name="P1"/>
      <text:p text:style-name="P1"><text:s/>Tu amor por mi es incomparable</text:p>
      <text:p text:style-name="P1"><text:s/>misericordia tienes para mi</text:p>
      <text:p text:style-name="P1"><text:s/>por todo tu amor cantare por siempre</text:p>
      <text:p text:style-name="P1"><text:s/>10000 razones para adorar</text:p>
      <text:p text:style-name="P1"/>
      <text:p text:style-name="P1"><text:s/>CORO</text:p>
      <text:p text:style-name="P1"/>
      <text:p text:style-name="P1"><text:s/>Aunque mi alma ya no tenga fuerzas</text:p>
      <text:p text:style-name="P1"><text:s/>y se acerque el día final, a ti yo cantare</text:p>
      <text:p text:style-name="P1"><text:s/>y tendré por siempre 10000 razones para ado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74*" fo:start-indent="0cm" fo:end-indent="0.249cm"/>
          <style:column style:rel-width="7997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5-05-26T22:44:33.966927049</dc:date>
    <dc:creator>Washington Delgado</dc:creator>
    <meta:editing-duration>PT3H24M52S</meta:editing-duration>
    <meta:editing-cycles>4</meta:editing-cycles>
    <meta:generator>LibreOffice/4.4.2.2$Linux_x86 LibreOffice_project/40m0$Build-2</meta:generator>
    <meta:document-statistic meta:table-count="0" meta:image-count="0" meta:object-count="0" meta:page-count="1" meta:paragraph-count="34" meta:word-count="151" meta:character-count="772" meta:non-whitespace-character-count="482"/>
  </office:meta>
</office:document-meta>
</file>